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F000000EE1E5C2280.png"/>
  <manifest:file-entry manifest:media-type="image/png" manifest:full-path="Pictures/10000000000003D70000035706DC747E.png"/>
  <manifest:file-entry manifest:media-type="image/png" manifest:full-path="Pictures/10000000000002D000000251C42AAEB6.png"/>
  <manifest:file-entry manifest:media-type="image/png" manifest:full-path="Pictures/100000000000020600000290C1B7FBA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5" style:family="graphic" style:parent-style-name="standard">
      <style:graphic-properties draw:stroke="none" draw:fill="none" fo:min-height="11.508cm"/>
    </style:style>
    <style:style style:name="gr6" style:family="graphic" style:parent-style-name="standard">
      <style:graphic-properties draw:stroke="none" draw:fill="none" fo:min-height="12.444cm"/>
    </style:style>
    <style:style style:name="gr7" style:family="graphic" style:parent-style-name="standard">
      <style:graphic-properties draw:stroke="none" draw:fill="none" fo:min-height="2.25cm"/>
    </style:style>
    <style:style style:name="gr8" style:family="graphic" style:parent-style-name="standard">
      <style:graphic-properties draw:stroke="none" draw:fill="none" fo:min-height="4.2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005cm"/>
    </style:style>
    <style:style style:name="P1" style:family="paragraph">
      <style:paragraph-properties fo:text-align="center"/>
    </style:style>
    <style:style style:name="P2" style:family="paragraph">
      <style:text-properties fo:font-family="Consolas" style:font-family-generic="modern" style:font-pitch="fixed" fo:font-size="56pt" style:font-size-asian="56pt" style:font-size-complex="56pt"/>
    </style:style>
    <style:style style:name="P3" style:family="paragraph">
      <style:text-properties fo:font-size="56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56pt"/>
    </style:style>
    <style:style style:name="P6" style:family="paragraph">
      <style:paragraph-properties fo:text-align="center"/>
      <style:text-properties fo:font-family="Consolas" style:font-family-generic="modern" style:font-pitch="fixed" fo:font-size="56pt" style:font-size-asian="56pt" style:font-size-complex="56pt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color="#ffffff" fo:font-family="Arial-BoldItalicMT" style:font-family-generic="swiss" fo:font-size="288pt" fo:font-style="italic" fo:font-weight="bold" style:font-family-asian="Arial-BoldItalicMT" style:font-family-generic-asian="swiss" style:font-size-asian="288pt" style:font-style-asian="italic" style:font-weight-asian="bold" style:font-family-complex="Arial-BoldItalicMT" style:font-family-generic-complex="swiss" style:font-size-complex="163.300003051758pt" style:font-style-complex="italic" style:font-weight-complex="bold"/>
    </style:style>
    <style:style style:name="P9" style:family="paragraph">
      <style:paragraph-properties style:text-autospace="none"/>
      <style:text-properties fo:color="#ffffff" fo:font-family="Arial-BoldMT" fo:font-size="288pt" fo:font-weight="bold" style:font-family-asian="Arial-BoldMT" style:font-size-asian="288pt" style:font-weight-asian="bold" style:font-family-complex="Arial-BoldMT" style:font-size-complex="163.300003051758pt" style:font-weight-complex="bold"/>
    </style:style>
    <style:style style:name="P10" style:family="paragraph">
      <style:paragraph-properties style:text-autospace="none"/>
      <style:text-properties fo:color="#ffffff" fo:font-family="Symbol" fo:font-size="288pt" style:font-family-asian="Symbol" style:font-size-asian="288pt" style:font-family-complex="Symbol" style:font-size-complex="163.300003051758pt"/>
    </style:style>
    <style:style style:name="P11" style:family="paragraph">
      <style:text-properties fo:font-family="Consolas" style:font-family-generic="modern" style:font-pitch="fixed" fo:font-size="54pt" style:font-size-asian="54pt" style:font-size-complex="54pt"/>
    </style:style>
    <style:style style:name="T1" style:family="text">
      <style:text-properties fo:font-family="Consolas" style:font-family-generic="modern" style:font-pitch="fixed" fo:font-size="56pt" style:font-size-asian="56pt" style:font-size-complex="56pt"/>
    </style:style>
    <style:style style:name="T2" style:family="text">
      <style:text-properties fo:font-family="Consolas" style:font-family-generic="modern" style:font-pitch="fixed" fo:font-size="56pt" fo:font-style="italic" fo:font-weight="normal" style:font-size-asian="56pt" style:font-style-asian="italic" style:font-weight-asian="normal" style:font-size-complex="56pt" style:font-style-complex="italic" style:font-weight-complex="normal"/>
    </style:style>
    <style:style style:name="T3" style:family="text">
      <style:text-properties fo:font-family="Consolas" style:font-style-name="Regular" style:font-family-generic="swiss" style:font-pitch="fixed" fo:font-size="56pt" fo:font-weight="normal" style:font-family-asian="Consolas" style:font-style-name-asian="Regular" style:font-family-generic-asian="swiss" style:font-pitch-asian="fixed" style:font-size-asian="56pt" style:font-weight-asian="normal" style:font-family-complex="Consolas" style:font-style-name-complex="Regular" style:font-family-generic-complex="swiss" style:font-pitch-complex="fixed" style:font-size-complex="56pt" style:font-weight-complex="normal"/>
    </style:style>
    <style:style style:name="T4" style:family="text">
      <style:text-properties fo:font-family="Consolas" style:font-style-name="Regular" style:font-family-generic="swiss" style:font-pitch="fixed" fo:font-size="56pt" style:font-family-asian="Consolas" style:font-style-name-asian="Regular" style:font-family-generic-asian="swiss" style:font-pitch-asian="fixed" style:font-size-asian="56pt" style:font-family-complex="Consolas" style:font-style-name-complex="Regular" style:font-family-generic-complex="swiss" style:font-pitch-complex="fixed" style:font-size-complex="56pt"/>
    </style:style>
    <style:style style:name="T5" style:family="text">
      <style:text-properties fo:color="#ffffff" style:text-outline="false" style:text-line-through-style="none" fo:font-family="Arial-BoldItalicMT" style:font-family-generic="swiss" fo:font-size="288pt" fo:font-style="italic" fo:text-shadow="none" style:text-underline-style="none" fo:font-weight="bold" style:letter-kerning="true" style:font-family-asian="Arial-BoldItalicMT" style:font-family-generic-asian="swiss" style:font-size-asian="288pt" style:font-style-asian="italic" style:font-weight-asian="bold" style:font-family-complex="Arial-BoldItalicMT" style:font-family-generic-complex="swiss" style:font-size-complex="163.300003051758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color="#ffffff" style:text-outline="false" style:text-line-through-style="none" fo:font-family="Arial-BoldMT" fo:font-size="288pt" fo:font-style="normal" fo:text-shadow="none" style:text-underline-style="none" fo:font-weight="bold" style:letter-kerning="true" style:font-family-asian="Arial-BoldMT" style:font-size-asian="288pt" style:font-style-asian="normal" style:font-weight-asian="bold" style:font-family-complex="Arial-BoldMT" style:font-size-complex="163.30000305175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fo:font-family="Symbol" fo:font-size="288pt" fo:font-style="normal" fo:text-shadow="none" style:text-underline-style="none" fo:font-weight="normal" style:letter-kerning="true" style:font-family-asian="Symbol" style:font-size-asian="288pt" style:font-style-asian="normal" style:font-weight-asian="normal" style:font-family-complex="Symbol" style:font-size-complex="163.30000305175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Consolas" style:font-family-generic="modern" style:font-pitch="fixed" fo:font-size="40pt" style:font-size-asian="40pt" style:font-size-complex="40pt"/>
    </style:style>
    <style:style style:name="T9" style:family="text">
      <style:text-properties fo:font-family="Consolas" style:font-family-generic="modern" style:font-pitch="fixed" fo:font-size="24pt" style:font-size-asian="24pt" style:font-size-complex="24pt"/>
    </style:style>
    <style:style style:name="T10" style:family="text">
      <style:text-properties fo:font-family="Consolas" style:font-family-generic="modern" style:font-pitch="fixed" fo:font-size="26pt" style:font-size-asian="26pt" style:font-size-complex="26pt"/>
    </style:style>
    <style:style style:name="T11" style:family="text">
      <style:text-properties fo:font-family="Consolas" style:font-family-generic="modern" style:font-pitch="fixed"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8.61cm" svg:height="8.587cm" svg:x="8.89cm" svg:y="4cm">
          <draw:image xlink:href="Pictures/10000201000000CF000000EE1E5C22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7cm" svg:height="3.5cm" svg:x="10cm" svg:y="6.5cm">
          <draw:text-box>
            <text:p><text:span text:style-name="T1">-ggd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4" draw:text-style-name="P2" draw:layer="layout" svg:width="27cm" svg:height="3cm" svg:x="1cm" svg:y="7.5cm">
          <draw:text-box>
            <text:p><text:span text:style-name="T1">4 <text:s/>2 <text:s/>6 <text:s/>8 <text:s/>1 <text:s/>3 <text:s/>7 <text:s/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4" draw:text-style-name="P2" draw:layer="layout" svg:width="14cm" svg:height="3cm" svg:x="2cm" svg:y="4cm">
          <draw:text-box>
            <text:p><text:span text:style-name="T1">Bubble Sor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4" draw:text-style-name="P2" draw:layer="layout" svg:width="14cm" svg:height="3cm" svg:x="2cm" svg:y="4cm">
          <draw:text-box>
            <text:p><text:span text:style-name="T1">Bubble Sort</text:span></text:p>
          </draw:text-box>
        </draw:frame>
        <draw:frame draw:style-name="gr3" draw:text-style-name="P2" draw:layer="layout" svg:width="7cm" svg:height="3.5cm" svg:x="20.5cm" svg:y="2cm">
          <draw:text-box>
            <text:p><text:span text:style-name="T1">n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4" draw:text-style-name="P2" draw:layer="layout" svg:width="14cm" svg:height="3cm" svg:x="2cm" svg:y="4cm">
          <draw:text-box>
            <text:p><text:span text:style-name="T1">Bubble Sort</text:span></text:p>
          </draw:text-box>
        </draw:frame>
        <draw:frame draw:style-name="gr3" draw:text-style-name="P2" draw:layer="layout" svg:width="7cm" svg:height="3.5cm" svg:x="20.5cm" svg:y="2cm">
          <draw:text-box>
            <text:p><text:span text:style-name="T1">n²</text:span></text:p>
          </draw:text-box>
        </draw:frame>
        <draw:frame draw:style-name="gr3" draw:text-style-name="P2" draw:layer="layout" svg:width="7cm" svg:height="3.5cm" svg:x="20.5cm" svg:y="5.5cm">
          <draw:text-box>
            <text:p><text:span text:style-name="T1">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4" draw:text-style-name="P2" draw:layer="layout" svg:width="14cm" svg:height="3cm" svg:x="2cm" svg:y="4cm">
          <draw:text-box>
            <text:p><text:span text:style-name="T1">Bubble Sort</text:span></text:p>
          </draw:text-box>
        </draw:frame>
        <draw:frame draw:style-name="gr3" draw:text-style-name="P2" draw:layer="layout" svg:width="7cm" svg:height="3.5cm" svg:x="20.5cm" svg:y="2cm">
          <draw:text-box>
            <text:p><text:span text:style-name="T1">n²</text:span></text:p>
          </draw:text-box>
        </draw:frame>
        <draw:frame draw:style-name="gr3" draw:text-style-name="P2" draw:layer="layout" svg:width="7cm" svg:height="3.5cm" svg:x="20.5cm" svg:y="5.5cm">
          <draw:text-box>
            <text:p><text:span text:style-name="T1">n</text:span></text:p>
          </draw:text-box>
        </draw:frame>
        <draw:frame draw:style-name="gr4" draw:text-style-name="P2" draw:layer="layout" svg:width="16.5cm" svg:height="3cm" svg:x="1cm" svg:y="11cm">
          <draw:text-box>
            <text:p><text:span text:style-name="T1">Selection Sor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4" draw:text-style-name="P2" draw:layer="layout" svg:width="27cm" svg:height="3cm" svg:x="1cm" svg:y="7.5cm">
          <draw:text-box>
            <text:p text:style-name="P3"><text:span text:style-name="T1">8 + 7 + 6 + 5 + 4 + 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4" draw:text-style-name="P6" draw:layer="layout" svg:width="10cm" svg:height="3cm" svg:x="9.5cm" svg:y="7cm">
          <draw:text-box>
            <text:p text:style-name="P5"><text:span text:style-name="T1">8² + 8</text:span></text:p>
          </draw:text-box>
        </draw:frame>
        <draw:frame draw:style-name="gr4" draw:text-style-name="P6" draw:layer="layout" svg:width="10cm" svg:height="4.883cm" svg:x="9.5cm" svg:y="7.5cm">
          <draw:text-box>
            <text:p text:style-name="P5"><text:span text:style-name="T1">______</text:span></text:p>
            <text:p text:style-name="P5"><text:span text:style-name="T1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4" draw:text-style-name="P6" draw:layer="layout" svg:width="10cm" svg:height="3cm" svg:x="9.5cm" svg:y="7cm">
          <draw:text-box>
            <text:p text:style-name="P5"><text:span text:style-name="T1">n² + n</text:span></text:p>
          </draw:text-box>
        </draw:frame>
        <draw:frame draw:style-name="gr4" draw:text-style-name="P6" draw:layer="layout" svg:width="10cm" svg:height="4.883cm" svg:x="9.5cm" svg:y="7.5cm">
          <draw:text-box>
            <text:p text:style-name="P5"><text:span text:style-name="T1">______</text:span></text:p>
            <text:p text:style-name="P5"><text:span text:style-name="T1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4" draw:text-style-name="P2" draw:layer="layout" svg:width="14cm" svg:height="3cm" svg:x="2cm" svg:y="4cm">
          <draw:text-box>
            <text:p text:style-name="P3"><text:span text:style-name="T1">Bubble Sort</text:span></text:p>
          </draw:text-box>
        </draw:frame>
        <draw:frame draw:style-name="gr3" draw:text-style-name="P2" draw:layer="layout" svg:width="7cm" svg:height="3.5cm" svg:x="20.5cm" svg:y="2cm">
          <draw:text-box>
            <text:p text:style-name="P3"><text:span text:style-name="T1">n²</text:span></text:p>
          </draw:text-box>
        </draw:frame>
        <draw:frame draw:style-name="gr3" draw:text-style-name="P2" draw:layer="layout" svg:width="7cm" svg:height="3.5cm" svg:x="20.5cm" svg:y="5.5cm">
          <draw:text-box>
            <text:p text:style-name="P3"><text:span text:style-name="T1">n</text:span></text:p>
          </draw:text-box>
        </draw:frame>
        <draw:frame draw:style-name="gr4" draw:text-style-name="P2" draw:layer="layout" svg:width="16.5cm" svg:height="3cm" svg:x="1cm" svg:y="11cm">
          <draw:text-box>
            <text:p text:style-name="P3"><text:span text:style-name="T1">Selection Sort</text:span></text:p>
          </draw:text-box>
        </draw:frame>
        <draw:frame draw:style-name="gr3" draw:text-style-name="P2" draw:layer="layout" svg:width="7cm" svg:height="3.5cm" svg:x="20.5cm" svg:y="9cm">
          <draw:text-box>
            <text:p text:style-name="P3"><text:span text:style-name="T1">n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4" draw:text-style-name="P2" draw:layer="layout" svg:width="14cm" svg:height="3cm" svg:x="2cm" svg:y="4cm">
          <draw:text-box>
            <text:p text:style-name="P3"><text:span text:style-name="T1">Bubble Sort</text:span></text:p>
          </draw:text-box>
        </draw:frame>
        <draw:frame draw:style-name="gr3" draw:text-style-name="P2" draw:layer="layout" svg:width="7cm" svg:height="3.5cm" svg:x="20.5cm" svg:y="2cm">
          <draw:text-box>
            <text:p text:style-name="P3"><text:span text:style-name="T1">n²</text:span></text:p>
          </draw:text-box>
        </draw:frame>
        <draw:frame draw:style-name="gr3" draw:text-style-name="P2" draw:layer="layout" svg:width="7cm" svg:height="3.5cm" svg:x="20.5cm" svg:y="5.5cm">
          <draw:text-box>
            <text:p text:style-name="P3"><text:span text:style-name="T1">n</text:span></text:p>
          </draw:text-box>
        </draw:frame>
        <draw:frame draw:style-name="gr4" draw:text-style-name="P2" draw:layer="layout" svg:width="16.5cm" svg:height="3cm" svg:x="1cm" svg:y="11cm">
          <draw:text-box>
            <text:p text:style-name="P3"><text:span text:style-name="T1">Selection Sort</text:span></text:p>
          </draw:text-box>
        </draw:frame>
        <draw:frame draw:style-name="gr3" draw:text-style-name="P2" draw:layer="layout" svg:width="7cm" svg:height="3.5cm" svg:x="20.5cm" svg:y="9cm">
          <draw:text-box>
            <text:p text:style-name="P3"><text:span text:style-name="T1">n²</text:span></text:p>
          </draw:text-box>
        </draw:frame>
        <draw:frame draw:style-name="gr3" draw:text-style-name="P2" draw:layer="layout" svg:width="7cm" svg:height="3.5cm" svg:x="20.5cm" svg:y="12cm">
          <draw:text-box>
            <text:p text:style-name="P3"><text:span text:style-name="T1">n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4" draw:text-style-name="P2" draw:layer="layout" svg:width="14cm" svg:height="3cm" svg:x="2cm" svg:y="4cm">
          <draw:text-box>
            <text:p text:style-name="P3"><text:span text:style-name="T1">Bubble Sort</text:span></text:p>
          </draw:text-box>
        </draw:frame>
        <draw:frame draw:style-name="gr3" draw:text-style-name="P2" draw:layer="layout" svg:width="7cm" svg:height="3.5cm" svg:x="18.5cm" svg:y="2cm">
          <draw:text-box>
            <text:p text:style-name="P3"><text:span text:style-name="T2">O</text:span><text:span text:style-name="T1">(n²)</text:span></text:p>
          </draw:text-box>
        </draw:frame>
        <draw:frame draw:style-name="gr3" draw:text-style-name="P2" draw:layer="layout" svg:width="7cm" svg:height="3.5cm" svg:x="18.5cm" svg:y="5.5cm">
          <draw:text-box>
            <text:p text:style-name="P3"><text:span text:style-name="T3">Ω</text:span><text:span text:style-name="T4">(</text:span><text:span text:style-name="T1">n)</text:span></text:p>
          </draw:text-box>
        </draw:frame>
        <draw:frame draw:style-name="gr4" draw:text-style-name="P2" draw:layer="layout" svg:width="16.5cm" svg:height="3cm" svg:x="1cm" svg:y="11cm">
          <draw:text-box>
            <text:p text:style-name="P3"><text:span text:style-name="T1">Selection Sort</text:span></text:p>
          </draw:text-box>
        </draw:frame>
        <draw:frame draw:style-name="gr3" draw:text-style-name="P2" draw:layer="layout" svg:width="7cm" svg:height="3.5cm" svg:x="18.5cm" svg:y="9cm">
          <draw:text-box>
            <text:p text:style-name="P3"><text:span text:style-name="T2">O</text:span><text:span text:style-name="T1">(n²)</text:span></text:p>
          </draw:text-box>
        </draw:frame>
        <draw:frame draw:style-name="gr3" draw:text-style-name="P2" draw:layer="layout" svg:width="7cm" svg:height="3.5cm" svg:x="18.5cm" svg:y="12cm">
          <draw:text-box>
            <text:p text:style-name="P3"><text:span text:style-name="T3">Ω</text:span><text:span text:style-name="T4">(</text:span><text:span text:style-name="T1">n²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717cm" svg:height="17.999cm" svg:x="3.283cm" svg:y="0cm">
          <draw:image xlink:href="Pictures/10000000000003D70000035706DC74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4.261cm" svg:height="17.999cm" svg:x="6.497cm" svg:y="0.061cm">
          <draw:image xlink:href="Pictures/100000000000020600000290C1B7FB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859cm" svg:height="17.999cm" svg:x="2.5cm" svg:y="0.001cm">
          <draw:image xlink:href="Pictures/10000000000002D000000251C42AAE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5" draw:text-style-name="P8" draw:layer="layout" svg:width="8.825cm" svg:height="11.758cm" svg:x="9.216cm" svg:y="3.182cm">
          <draw:text-box>
            <text:p text:style-name="P7"><text:span text:style-name="T5">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5" draw:text-style-name="P9" draw:layer="layout" svg:width="8.202cm" svg:height="11.758cm" svg:x="9.527cm" svg:y="3.182cm">
          <draw:text-box>
            <text:p text:style-name="P7"><text:span text:style-name="T6">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6" draw:text-style-name="P10" draw:layer="layout" svg:width="8.401cm" svg:height="12.694cm" svg:x="9.428cm" svg:y="2.714cm">
          <draw:text-box>
            <text:p text:style-name="P7"><text:span text:style-name="T7">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7" draw:text-style-name="P2" draw:layer="layout" svg:width="9.5cm" svg:height="2.567cm" svg:x="8cm" svg:y="7cm">
          <draw:text-box>
            <text:p><text:span text:style-name="T1">recursã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8" draw:text-style-name="P2" draw:layer="layout" svg:width="27cm" svg:height="4.5cm" svg:x="0.5cm" svg:y="7cm">
          <draw:text-box>
            <text:p><text:span text:style-name="T8">Recursividade</text:span></text:p>
            <text:p><text:span text:style-name="T9"><text:tab/></text:span><text:span text:style-name="T10">Se você ainda não entendeu; Veja: "Recursividade"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4.299cm" svg:height="3.005cm" svg:x="1.701cm" svg:y="7.5cm" presentation:class="title" presentation:user-transformed="true">
          <draw:text-box>
            <text:p><text:span text:style-name="T11">to be continued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8.61cm" svg:height="8.587cm" svg:x="8.89cm" svg:y="4cm">
          <draw:image xlink:href="Pictures/10000201000000CF000000EE1E5C22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abriel Guimaraes</meta:initial-creator>
    <meta:creation-date>2011-08-21T16:45:50.91</meta:creation-date>
    <meta:editing-duration>PT7H19M39S</meta:editing-duration>
    <meta:editing-cycles>10</meta:editing-cycles>
    <dc:date>2012-03-07T13:42:43.40</dc:date>
    <dc:creator>Gabriel Guimaraes</dc:creator>
    <meta:generator>OpenOffice.org/3.3$Win32 OpenOffice.org_project/330m20$Build-9567</meta:generator>
    <meta:document-statistic meta:object-count="112"/>
  </office:meta>
</office:document-meta>
</file>